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Segoe UI Emoji" style:font-name-complex="Segoe UI Emoji" fo:font-weight="bold" style:font-weight-asian="bold" style:font-weight-complex="bold"/>
    </style:style>
    <style:style style:name="P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P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P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0" style:parent-style-name="Normal" style:list-style-name="LFO7" style:family="paragraph">
      <style:text-properties style:font-name="Segoe UI Emoji" style:font-name-complex="Segoe UI Emoji" fo:font-weight="bold" style:font-weight-asian="bold" style:font-weight-complex="bold"/>
    </style:style>
    <style:style style:name="P11" style:parent-style-name="Normal" style:list-style-name="LFO7" style:family="paragraph">
      <style:text-properties style:font-name="Segoe UI Emoji" style:font-name-complex="Segoe UI Emoji" fo:font-weight="bold" style:font-weight-asian="bold" style:font-weight-complex="bold"/>
    </style:style>
    <style:style style:name="P12" style:parent-style-name="Normal" style:list-style-name="LFO7" style:family="paragraph">
      <style:text-properties style:font-name="Segoe UI Emoji" style:font-name-complex="Segoe UI Emoji" fo:font-weight="bold" style:font-weight-asian="bold" style:font-weight-complex="bold"/>
    </style:style>
    <style:style style:name="P13" style:parent-style-name="Normal" style:list-style-name="LFO7" style:family="paragraph">
      <style:text-properties style:font-name="Segoe UI Emoji" style:font-name-complex="Segoe UI Emoji" fo:font-weight="bold" style:font-weight-asian="bold" style:font-weight-complex="bold"/>
    </style:style>
    <style:style style:name="P14" style:parent-style-name="Normal" style:list-style-name="LFO7" style:family="paragraph">
      <style:text-properties style:font-name="Segoe UI Emoji" style:font-name-complex="Segoe UI Emoji" fo:font-weight="bold" style:font-weight-asian="bold" style:font-weight-complex="bold"/>
    </style:style>
    <style:style style:name="T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P1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olumn19" style:family="table-column">
      <style:table-column-properties style:column-width="1.8381in"/>
    </style:style>
    <style:style style:name="TableColumn20" style:family="table-column">
      <style:table-column-properties style:column-width="0.7381in"/>
    </style:style>
    <style:style style:name="TableColumn21" style:family="table-column">
      <style:table-column-properties style:column-width="1.1201in"/>
    </style:style>
    <style:style style:name="Table18" style:family="table">
      <style:table-properties style:width="3.6965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0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0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0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0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12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P12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9" style:parent-style-name="Normal" style:list-style-name="LFO8" style:family="paragraph">
      <style:text-properties style:font-name="Segoe UI Emoji" style:font-name-complex="Segoe UI Emoji" fo:font-weight="bold" style:font-weight-asian="bold" style:font-weight-complex="bold"/>
    </style:style>
    <style:style style:name="P130" style:parent-style-name="Normal" style:list-style-name="LFO8" style:family="paragraph">
      <style:text-properties style:font-name="Segoe UI Emoji" style:font-name-complex="Segoe UI Emoji" fo:font-weight="bold" style:font-weight-asian="bold" style:font-weight-complex="bold"/>
    </style:style>
    <style:style style:name="P131" style:parent-style-name="Normal" style:list-style-name="LFO8" style:family="paragraph">
      <style:text-properties style:font-name="Segoe UI Emoji" style:font-name-complex="Segoe UI Emoji" fo:font-weight="bold" style:font-weight-asian="bold" style:font-weight-complex="bold"/>
    </style:style>
    <style:style style:name="P132" style:parent-style-name="Normal" style:list-style-name="LFO8" style:family="paragraph">
      <style:text-properties style:font-name="Segoe UI Emoji" style:font-name-complex="Segoe UI Emoji" fo:font-weight="bold" style:font-weight-asian="bold" style:font-weight-complex="bold"/>
    </style:style>
    <style:style style:name="P13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1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P13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36" style:parent-style-name="Normal" style:list-style-name="LFO9" style:family="paragraph">
      <style:text-properties style:font-name="Segoe UI Emoji" style:font-name-complex="Segoe UI Emoji" fo:font-weight="bold" style:font-weight-asian="bold" style:font-weight-complex="bold"/>
    </style:style>
    <style:style style:name="P137" style:parent-style-name="Normal" style:list-style-name="LFO9" style:family="paragraph">
      <style:text-properties style:font-name="Segoe UI Emoji" style:font-name-complex="Segoe UI Emoji" fo:font-weight="bold" style:font-weight-asian="bold" style:font-weight-complex="bold"/>
    </style:style>
    <style:style style:name="P138" style:parent-style-name="Normal" style:list-style-name="LFO9" style:family="paragraph">
      <style:text-properties style:font-name="Segoe UI Emoji" style:font-name-complex="Segoe UI Emoji" fo:font-weight="bold" style:font-weight-asian="bold" style:font-weight-complex="bold"/>
    </style:style>
    <style:style style:name="P139" style:parent-style-name="Normal" style:list-style-name="LFO9" style:family="paragraph">
      <style:text-properties style:font-name="Segoe UI Emoji" style:font-name-complex="Segoe UI Emoji" fo:font-weight="bold" style:font-weight-asian="bold" style:font-weight-complex="bold"/>
    </style:style>
    <style:style style:name="P140" style:parent-style-name="Normal" style:list-style-name="LFO9" style:family="paragraph">
      <style:text-properties style:font-name="Segoe UI Emoji" style:font-name-complex="Segoe UI Emoji" fo:font-weight="bold" style:font-weight-asian="bold" style:font-weight-complex="bold"/>
    </style:style>
    <style:style style:name="T14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P14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4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44" style:parent-style-name="Normal" style:list-style-name="LFO10" style:family="paragraph">
      <style:text-properties style:font-name="Segoe UI Emoji" style:font-name-complex="Segoe UI Emoji" fo:font-weight="bold" style:font-weight-asian="bold" style:font-weight-complex="bold"/>
    </style:style>
    <style:style style:name="P145" style:parent-style-name="Normal" style:list-style-name="LFO10" style:family="paragraph">
      <style:text-properties style:font-name="Segoe UI Emoji" style:font-name-complex="Segoe UI Emoji" fo:font-weight="bold" style:font-weight-asian="bold" style:font-weight-complex="bold"/>
    </style:style>
    <style:style style:name="P146" style:parent-style-name="Normal" style:list-style-name="LFO10" style:family="paragraph">
      <style:text-properties style:font-name="Segoe UI Emoji" style:font-name-complex="Segoe UI Emoji" fo:font-weight="bold" style:font-weight-asian="bold" style:font-weight-complex="bold"/>
    </style:style>
    <style:style style:name="P147" style:parent-style-name="Normal" style:list-style-name="LFO10" style:family="paragraph">
      <style:text-properties style:font-name="Segoe UI Emoji" style:font-name-complex="Segoe UI Emoji" fo:font-weight="bold" style:font-weight-asian="bold" style:font-weight-complex="bold"/>
    </style:style>
    <style:style style:name="T14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49" style:parent-style-name="Hyperlink" style:family="text">
      <style:text-properties style:font-name="Segoe UI Emoji" style:font-name-complex="Segoe UI Emoji" fo:font-weight="bold" style:font-weight-asian="bold" style:font-weight-complex="bold"/>
    </style:style>
    <style:style style:name="T1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P15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5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54" style:parent-style-name="Normal" style:list-style-name="LFO11" style:family="paragraph">
      <style:text-properties style:font-name="Segoe UI Emoji" style:font-name-complex="Segoe UI Emoji" fo:font-weight="bold" style:font-weight-asian="bold" style:font-weight-complex="bold"/>
    </style:style>
    <style:style style:name="P155" style:parent-style-name="Normal" style:list-style-name="LFO11" style:family="paragraph">
      <style:text-properties style:font-name="Segoe UI Emoji" style:font-name-complex="Segoe UI Emoji" fo:font-weight="bold" style:font-weight-asian="bold" style:font-weight-complex="bold"/>
    </style:style>
    <style:style style:name="P156" style:parent-style-name="Normal" style:list-style-name="LFO11" style:family="paragraph">
      <style:text-properties style:font-name="Segoe UI Emoji" style:font-name-complex="Segoe UI Emoji" fo:font-weight="bold" style:font-weight-asian="bold" style:font-weight-complex="bold"/>
    </style:style>
    <style:style style:name="P157" style:parent-style-name="Normal" style:list-style-name="LFO11" style:family="paragraph">
      <style:text-properties style:font-name="Segoe UI Emoji" style:font-name-complex="Segoe UI Emoji" fo:font-weight="bold" style:font-weight-asian="bold" style:font-weight-complex="bold"/>
    </style:style>
    <style:style style:name="P15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1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P16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6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6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6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Meta Title:<text:line-break/>Easy Watercolor Paintings for Beginners – Inspiring Ideas You Can Try Today</text:p>
      <text:p text:style-name="P2">✅ Meta Description:<text:line-break/>Explore beautiful watercolor paintings perfect for beginners. Simple, fun, and relaxing art projects you can try right now — no experience needed!</text:p>
      <text:p text:style-name="Normal"><text:span text:style-name="T3"><draw:custom-shape svg:x="0in" svg:y="0in" svg:width="45.51042in" svg:height="0.00139in" draw:z-index="0" draw:id="id0" draw:style-name="a0" draw:name="Horizontal Line 145" text:anchor-type="as-char"><svg:title/><svg:desc/><draw:enhanced-geometry draw:type="non-primitive" svg:viewBox="0 0 21600 21600" draw:enhanced-path="M 0 0 L 21600 0 21600 21600 0 21600 Z N"/></draw:custom-shape></text:span></text:p>
      <text:p text:style-name="P4">🎨 Easy Watercolor Paintings for Beginners – Inspiring Ideas You Can Try Today</text:p>
      <text:p text:style-name="P5">Relaxing, Creative Ideas Anyone Can Try — Even If You’ve Never Picked Up a Brush Before!</text:p>
      <text:p text:style-name="P6">Watercolor painting is one of the most accessible and calming creative hobbies you can start today. Whether you’re a complete beginner or just want a stress-free artistic escape, watercolor offers a gentle introduction with minimal supplies and big rewards.</text:p>
      <text:p text:style-name="P7">In this guide, you’ll discover 10 simple, fun watercolor painting ideas perfect for beginners, plus expert tips, common mistakes to avoid, beginner supply costs, and a free 7-day challenge to kickstart your artistic journey.</text:p>
      <text:p text:style-name="Normal"><text:span text:style-name="T8"><draw:custom-shape svg:x="0in" svg:y="0in" svg:width="45.51042in" svg:height="0.00139in" draw:z-index="0" draw:id="id1" draw:style-name="a1" draw:name="Horizontal Line 146" text:anchor-type="as-char"><svg:title/><svg:desc/><draw:enhanced-geometry draw:type="non-primitive" svg:viewBox="0 0 21600 21600" draw:enhanced-path="M 0 0 L 21600 0 21600 21600 0 21600 Z N"/></draw:custom-shape></text:span></text:p>
      <text:p text:style-name="P9">🖌️ Why Watercolor Is the Perfect Beginner Hobby</text:p>
      <text:list text:style-name="LFO7" text:continue-numbering="true">
        <text:list-item>
          <text:p text:style-name="P10">Simple setup: All you need is water, paint, and paper. No fancy tools or studios required.</text:p>
        </text:list-item>
        <text:list-item>
          <text:p text:style-name="P11">Stress relief: Painting with watercolor is incredibly relaxing — perfect for unwinding after a busy day.</text:p>
        </text:list-item>
        <text:list-item>
          <text:p text:style-name="P12">Embrace imperfection: Mistakes don’t ruin your work; they often add beautiful, unique effects.</text:p>
        </text:list-item>
        <text:list-item>
          <text:p text:style-name="P13">Creative freedom: Watercolor lets you experiment freely — no rigid rules, just flow.</text:p>
        </text:list-item>
        <text:list-item>
          <text:p text:style-name="P14">Social proof: According to a 2024 ArtHobby survey, over 80% of beginners found watercolor relaxing and easy to keep up during their first week of painting.</text:p>
        </text:list-item>
      </text:list>
      <text:p text:style-name="Normal"><text:span text:style-name="T15"><draw:custom-shape svg:x="0in" svg:y="0in" svg:width="45.51042in" svg:height="0.00139in" draw:z-index="0" draw:id="id2" draw:style-name="a2" draw:name="Horizontal Line 147" text:anchor-type="as-char"><svg:title/><svg:desc/><draw:enhanced-geometry draw:type="non-primitive" svg:viewBox="0 0 21600 21600" draw:enhanced-path="M 0 0 L 21600 0 21600 21600 0 21600 Z N"/></draw:custom-shape></text:span></text:p>
      <text:p text:style-name="P16">🖼️ 10 Easy Watercolor Painting Ideas to Try Today</text:p>
      <text:soft-page-break/>
      <text:p text:style-name="P17">Each idea includes a brief description, helpful technique tips, and estimated time to suit your mood and schedule: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Painting Idea</text:p>
            </table:table-cell>
            <table:table-cell table:style-name="TableCell25">
              <text:p text:style-name="P26">Difficulty</text:p>
            </table:table-cell>
            <table:table-cell table:style-name="TableCell27">
              <text:p text:style-name="P28">Time Required</text:p>
            </table:table-cell>
          </table:table-row>
        </table:table-header-rows>
        <table:table-row table:style-name="TableRow29">
          <table:table-cell table:style-name="TableCell30">
            <text:p text:style-name="P31">1. Sunset Over Water</text:p>
          </table:table-cell>
          <table:table-cell table:style-name="TableCell32">
            <text:p text:style-name="P33">Easy</text:p>
          </table:table-cell>
          <table:table-cell table:style-name="TableCell34">
            <text:p text:style-name="P35">30–40 mins</text:p>
          </table:table-cell>
        </table:table-row>
        <table:table-row table:style-name="TableRow36">
          <table:table-cell table:style-name="TableCell37">
            <text:p text:style-name="P38">2. Leaf Studies</text:p>
          </table:table-cell>
          <table:table-cell table:style-name="TableCell39">
            <text:p text:style-name="P40">Very Easy</text:p>
          </table:table-cell>
          <table:table-cell table:style-name="TableCell41">
            <text:p text:style-name="P42">15–20 mins</text:p>
          </table:table-cell>
        </table:table-row>
        <table:table-row table:style-name="TableRow43">
          <table:table-cell table:style-name="TableCell44">
            <text:p text:style-name="P45">3. Abstract Color Blobs</text:p>
          </table:table-cell>
          <table:table-cell table:style-name="TableCell46">
            <text:p text:style-name="P47">Very Easy</text:p>
          </table:table-cell>
          <table:table-cell table:style-name="TableCell48">
            <text:p text:style-name="P49">20 mins</text:p>
          </table:table-cell>
        </table:table-row>
        <table:table-row table:style-name="TableRow50">
          <table:table-cell table:style-name="TableCell51">
            <text:p text:style-name="P52">4. Galaxy Sky</text:p>
          </table:table-cell>
          <table:table-cell table:style-name="TableCell53">
            <text:p text:style-name="P54">Medium</text:p>
          </table:table-cell>
          <table:table-cell table:style-name="TableCell55">
            <text:p text:style-name="P56">30–45 mins</text:p>
          </table:table-cell>
        </table:table-row>
        <table:table-row table:style-name="TableRow57">
          <table:table-cell table:style-name="TableCell58">
            <text:p text:style-name="P59">5. Loose Florals</text:p>
          </table:table-cell>
          <table:table-cell table:style-name="TableCell60">
            <text:p text:style-name="P61">Easy</text:p>
          </table:table-cell>
          <table:table-cell table:style-name="TableCell62">
            <text:p text:style-name="P63">20–30 mins</text:p>
          </table:table-cell>
        </table:table-row>
        <table:table-row table:style-name="TableRow64">
          <table:table-cell table:style-name="TableCell65">
            <text:p text:style-name="P66">6. Mountain Landscape</text:p>
          </table:table-cell>
          <table:table-cell table:style-name="TableCell67">
            <text:p text:style-name="P68">Medium</text:p>
          </table:table-cell>
          <table:table-cell table:style-name="TableCell69">
            <text:p text:style-name="P70">30 mins</text:p>
          </table:table-cell>
        </table:table-row>
        <table:table-row table:style-name="TableRow71">
          <table:table-cell table:style-name="TableCell72">
            <text:p text:style-name="P73">7. Fruit Slices</text:p>
          </table:table-cell>
          <table:table-cell table:style-name="TableCell74">
            <text:p text:style-name="P75">Very Easy</text:p>
          </table:table-cell>
          <table:table-cell table:style-name="TableCell76">
            <text:p text:style-name="P77">10–15 mins</text:p>
          </table:table-cell>
        </table:table-row>
        <table:table-row table:style-name="TableRow78">
          <table:table-cell table:style-name="TableCell79">
            <text:p text:style-name="P80">8. Floral Wreath</text:p>
          </table:table-cell>
          <table:table-cell table:style-name="TableCell81">
            <text:p text:style-name="P82">Easy</text:p>
          </table:table-cell>
          <table:table-cell table:style-name="TableCell83">
            <text:p text:style-name="P84">25 mins</text:p>
          </table:table-cell>
        </table:table-row>
        <table:table-row table:style-name="TableRow85">
          <table:table-cell table:style-name="TableCell86">
            <text:p text:style-name="P87">9. Cactus in a Pot</text:p>
          </table:table-cell>
          <table:table-cell table:style-name="TableCell88">
            <text:p text:style-name="P89">Easy</text:p>
          </table:table-cell>
          <table:table-cell table:style-name="TableCell90">
            <text:p text:style-name="P91">15–20 mins</text:p>
          </table:table-cell>
        </table:table-row>
        <table:table-row table:style-name="TableRow92">
          <table:table-cell table:style-name="TableCell93">
            <text:p text:style-name="P94">10. Cup of Tea or Coffee</text:p>
          </table:table-cell>
          <table:table-cell table:style-name="TableCell95">
            <text:p text:style-name="P96">Easy</text:p>
          </table:table-cell>
          <table:table-cell table:style-name="TableCell97">
            <text:p text:style-name="P98">15–20 mins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>1. Sunset Over Water</text:p>
      <text:p text:style-name="P107">Use warm oranges, pinks, and purples to paint a soft sunset fading into the ocean. Add dark silhouettes of trees or boats for contrast.<text:line-break/>Tip: Try wet-on-wet blending by moistening your paper before painting to get smooth color transitions.</text:p>
      <text:p text:style-name="P108">2. Leaf Studies</text:p>
      <text:p text:style-name="P109">Paint simple leaf shapes in different greens. Focus on mixing colors rather than perfect details.<text:line-break/>Time: 15-20 minutes — perfect for a quick creative break.</text:p>
      <text:p text:style-name="P110">3. Abstract Color Blobs</text:p>
      <text:p text:style-name="P111">Make fun, random color shapes. Once dry, add outlines or decorations with a fine brush or pen.<text:line-break/>Great for: Playful experimentation!</text:p>
      <text:soft-page-break/>
      <text:p text:style-name="P112">4. Galaxy Sky</text:p>
      <text:p text:style-name="P113">Blend deep blues, purples, and black to create a dreamy night sky. Flick white paint for stars.<text:line-break/>Tip: Use wet-on-wet technique to let colors naturally blend and bleed.</text:p>
      <text:p text:style-name="P114">5. Loose Florals</text:p>
      <text:p text:style-name="P115">Paint soft, circular shapes for flowers like daisies or tulips, then add thin green stems and leaves.<text:line-break/>Relaxing and rewarding!</text:p>
      <text:p text:style-name="P116">6. Mountain Landscape</text:p>
      <text:p text:style-name="P117">Layer light colors for distant mountains, then add darker tones in front to create depth.<text:line-break/>Tip: Let each layer dry before painting the next.</text:p>
      <text:p text:style-name="P118">7. Fruit Slices</text:p>
      <text:p text:style-name="P119">Paint bright, bold shapes like watermelon or kiwi slices. Fun and simple!<text:line-break/>Time: Just 10–15 minutes.</text:p>
      <text:p text:style-name="P120">8. Floral Wreath</text:p>
      <text:p text:style-name="P121">Paint a circular border of leaves and flowers, leaving space in the middle for a quote or design.<text:line-break/>Tip: Lightly sketch your circle with pencil first.</text:p>
      <text:p text:style-name="P122">9. Cactus in a Pot</text:p>
      <text:p text:style-name="P123">Draw simple green cacti shapes and decorate a small pot underneath.<text:line-break/>Great beginner project!</text:p>
      <text:p text:style-name="P124">10. Cup of Tea or Coffee</text:p>
      <text:p text:style-name="P125">Paint a warm-toned mug with curling steam lines, adding small details like a saucer or shadow.<text:line-break/>Cozy and simple!</text:p>
      <text:p text:style-name="Normal"><text:span text:style-name="T126"><draw:custom-shape svg:x="0in" svg:y="0in" svg:width="45.51042in" svg:height="0.00139in" draw:z-index="0" draw:id="id3" draw:style-name="a3" draw:name="Horizontal Line 148" text:anchor-type="as-char"><svg:title/><svg:desc/><draw:enhanced-geometry draw:type="non-primitive" svg:viewBox="0 0 21600 21600" draw:enhanced-path="M 0 0 L 21600 0 21600 21600 0 21600 Z N"/></draw:custom-shape></text:span></text:p>
      <text:p text:style-name="P127">🎒 Beginner Watercolor Supplies and Costs</text:p>
      <text:p text:style-name="P128">Getting started is easy and affordable. Here’s a rough price guide for beginner supplies:</text:p>
      <text:soft-page-break/>
      <text:list text:style-name="LFO8" text:continue-numbering="true">
        <text:list-item>
          <text:p text:style-name="P129">Basic watercolor palette (12 colors): $5–$15</text:p>
        </text:list-item>
        <text:list-item>
          <text:p text:style-name="P130">Round brushes (medium and fine): $8–$20</text:p>
        </text:list-item>
        <text:list-item>
          <text:p text:style-name="P131">Cold press watercolor paper (140gsm pad): $10–$25</text:p>
        </text:list-item>
        <text:list-item>
          <text:p text:style-name="P132">Extras (water jar, paper towels, pencil): $2–$5</text:p>
        </text:list-item>
      </text:list>
      <text:p text:style-name="P133">Estimated total startup cost: $25–$65 — a small investment for a rewarding hobby!</text:p>
      <text:p text:style-name="Normal"><text:span text:style-name="T134"><draw:custom-shape svg:x="0in" svg:y="0in" svg:width="45.51042in" svg:height="0.00139in" draw:z-index="0" draw:id="id4" draw:style-name="a4" draw:name="Horizontal Line 149" text:anchor-type="as-char"><svg:title/><svg:desc/><draw:enhanced-geometry draw:type="non-primitive" svg:viewBox="0 0 21600 21600" draw:enhanced-path="M 0 0 L 21600 0 21600 21600 0 21600 Z N"/></draw:custom-shape></text:span></text:p>
      <text:p text:style-name="P135">❌ Common Mistakes to Avoid (and How to Fix Them!)</text:p>
      <text:list text:style-name="LFO9" text:continue-numbering="true">
        <text:list-item>
          <text:p text:style-name="P136">Using too much water: Can cause colors to puddle or paper to warp. Use less water or try blotting with a paper towel.</text:p>
        </text:list-item>
        <text:list-item>
          <text:p text:style-name="P137">Overworking the paper: Constant brushing can damage the surface. Let layers dry before adding more paint.</text:p>
        </text:list-item>
        <text:list-item>
          <text:p text:style-name="P138">Skipping pencil sketching: Light sketches can guide your painting and prevent frustration.</text:p>
        </text:list-item>
        <text:list-item>
          <text:p text:style-name="P139">Not experimenting: Fear of mistakes holds many back. Remember, watercolor loves happy accidents!</text:p>
        </text:list-item>
        <text:list-item>
          <text:p text:style-name="P140">Ignoring brush care: Clean brushes gently to keep them in good shape.</text:p>
        </text:list-item>
      </text:list>
      <text:p text:style-name="Normal"><text:span text:style-name="T141"><draw:custom-shape svg:x="0in" svg:y="0in" svg:width="45.51042in" svg:height="0.00139in" draw:z-index="0" draw:id="id5" draw:style-name="a5" draw:name="Horizontal Line 150" text:anchor-type="as-char"><svg:title/><svg:desc/><draw:enhanced-geometry draw:type="non-primitive" svg:viewBox="0 0 21600 21600" draw:enhanced-path="M 0 0 L 21600 0 21600 21600 0 21600 Z N"/></draw:custom-shape></text:span></text:p>
      <text:p text:style-name="P142">🗓️ FREE 7-Day Watercolor Challenge — Stay Consistent and Inspired!</text:p>
      <text:p text:style-name="P143">Need structure? Join a free 7-day watercolor challenge with:</text:p>
      <text:list text:style-name="LFO10" text:continue-numbering="true">
        <text:list-item>
          <text:p text:style-name="P144">Daily painting prompts</text:p>
        </text:list-item>
        <text:list-item>
          <text:p text:style-name="P145">Beginner-friendly technique tips</text:p>
        </text:list-item>
        <text:list-item>
          <text:p text:style-name="P146">Easy projects to complete each day</text:p>
        </text:list-item>
        <text:list-item>
          <text:p text:style-name="P147">Encouragement to keep your creativity flowing</text:p>
        </text:list-item>
      </text:list>
      <text:p text:style-name="Normal"><text:span text:style-name="T148">👉 Visit<text:s/></text:span><text:a xlink:href="https://wizqo.com/generate" office:target-frame-name="_new" xlink:show="replace"><text:span text:style-name="T149">wizqo.com/generate</text:span></text:a><text:span text:style-name="T150"><text:s/>to create your personalized plan in seconds!</text:span></text:p>
      <text:p text:style-name="Normal"><text:span text:style-name="T151"><draw:custom-shape svg:x="0in" svg:y="0in" svg:width="45.51042in" svg:height="0.00139in" draw:z-index="0" draw:id="id6" draw:style-name="a6" draw:name="Horizontal Line 151" text:anchor-type="as-char"><svg:title/><svg:desc/><draw:enhanced-geometry draw:type="non-primitive" svg:viewBox="0 0 21600 21600" draw:enhanced-path="M 0 0 L 21600 0 21600 21600 0 21600 Z N"/></draw:custom-shape></text:span></text:p>
      <text:p text:style-name="P152">📣 Share Your Watercolor Journey!</text:p>
      <text:p text:style-name="P153">Watercolor painting is even more fun when shared. Post your work using hashtags like:</text:p>
      <text:soft-page-break/>
      <text:list text:style-name="LFO11" text:continue-numbering="true">
        <text:list-item>
          <text:p text:style-name="P154">#WatercolorBeginner</text:p>
        </text:list-item>
        <text:list-item>
          <text:p text:style-name="P155">#7DayArtChallenge</text:p>
        </text:list-item>
        <text:list-item>
          <text:p text:style-name="P156">#WatercolorPractice</text:p>
        </text:list-item>
        <text:list-item>
          <text:p text:style-name="P157">#CreativeSelfCare</text:p>
        </text:list-item>
      </text:list>
      <text:p text:style-name="P158">Inspiring others helps build a supportive community — and you might motivate someone new to start!</text:p>
      <text:p text:style-name="Normal"><text:span text:style-name="T159"><draw:custom-shape svg:x="0in" svg:y="0in" svg:width="45.51042in" svg:height="0.00139in" draw:z-index="0" draw:id="id7" draw:style-name="a7" draw:name="Horizontal Line 152" text:anchor-type="as-char"><svg:title/><svg:desc/><draw:enhanced-geometry draw:type="non-primitive" svg:viewBox="0 0 21600 21600" draw:enhanced-path="M 0 0 L 21600 0 21600 21600 0 21600 Z N"/></draw:custom-shape></text:span></text:p>
      <text:p text:style-name="P160">🎉 Final Thoughts — Just Start!</text:p>
      <text:p text:style-name="P161">Don’t wait until you’re “ready” or think you need to be “good enough.” Watercolor welcomes imperfection. Colors blend, lines blur, and each painting has its own unique beauty.</text:p>
      <text:p text:style-name="P162">Take 15 minutes today. Grab your brush. See where the paint takes you.</text:p>
      <text:p text:style-name="P163">You don’t have to be an artist —<text:line-break/>You just have to star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ajul Ameer Mohamed Safran</meta:initial-creator>
    <dc:creator>Thajul Ameer Mohamed Safran</dc:creator>
    <meta:creation-date>2025-07-21T08:19:00Z</meta:creation-date>
    <dc:date>2025-07-21T08:22:00Z</dc:date>
    <meta:template xlink:href="Normal" xlink:type="simple"/>
    <meta:editing-cycles>2</meta:editing-cycles>
    <meta:editing-duration>PT180S</meta:editing-duration>
    <meta:document-statistic meta:page-count="5" meta:paragraph-count="11" meta:word-count="841" meta:character-count="5628" meta:row-count="39" meta:non-whitespace-character-count="4798"/>
  </office:meta>
</office:document-meta>
</file>